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200879" officeooo:paragraph-rsid="00200879"/>
    </style:style>
    <style:style style:name="P2" style:family="paragraph" style:parent-style-name="Standard">
      <style:text-properties style:text-underline-style="none" officeooo:rsid="0020adb7" officeooo:paragraph-rsid="0020adb7"/>
    </style:style>
    <style:style style:name="P3" style:family="paragraph" style:parent-style-name="Standard">
      <style:text-properties style:text-underline-style="none" officeooo:rsid="00219922" officeooo:paragraph-rsid="00219922"/>
    </style:style>
    <style:style style:name="P4" style:family="paragraph" style:parent-style-name="Standard">
      <style:text-properties style:text-underline-style="none" officeooo:rsid="0020adb7" officeooo:paragraph-rsid="0020adb7"/>
    </style:style>
    <style:style style:name="T1" style:family="text">
      <style:text-properties officeooo:rsid="0020adb7"/>
    </style:style>
    <style:style style:name="T2" style:family="text">
      <style:text-properties officeooo:rsid="00219922"/>
    </style:style>
    <style:style style:name="T3" style:family="text">
      <style:text-properties officeooo:rsid="0022ff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DAGBOK</text:p>
      <text:p text:style-name="P1"/>
      <text:p text:style-name="P1">9/1</text:p>
      <text:p text:style-name="P1">Började projektet med SHAPES. La till all boilerplate som fanns för migration och själva build, DBset och skapade sedan mappar för att sortera dem olika menyerna som jag hade tänkt mig. Innan projektet så hade jag en bild av att hur jag ville få det att se ut.</text:p>
      <text:p text:style-name="P1">När allt detta var klart så började jag på menyerna och skapa lite klasser.</text:p>
      <text:p text:style-name="P1"/>
      <text:p text:style-name="P1">10/1</text:p>
      <text:p text:style-name="P1">Denna dag tillägnade jag bara till CRUD för shapes. Började med create och gick sedan vidare. Att räkna ut area och omkrets var ganska lätt att få ihop och att få det att funka.</text:p>
      <text:p text:style-name="P1"/>
      <text:p text:style-name="P1">11/1</text:p>
      <text:p text:style-name="P1">Nu var fokus på att få ihop själva shape crud på ett snyggt sätt. Anropade olika uträkningar med hjälp av min interface som var just för menyer. Fixade till DELETE och UPDATE lite snyggt och sedan fortsatte jag på mappen med dem olika uträkningarna.</text:p>
      <text:p text:style-name="P1"/>
      <text:p text:style-name="P1"><text:s/></text:p>
      <text:p text:style-name="P1">12/1</text:p>
      <text:p text:style-name="P1">Denna dag var jag i skolan, läste på lite om felhanteringar och testade det!</text:p>
      <text:p text:style-name="P1">SHAPEdelen var nästan klar vid det här laget. Spenderade den tiden i skolan för att få ihop så mycket så möjligt.</text:p>
      <text:p text:style-name="P1"/>
      <text:p text:style-name="P1">13/1</text:p>
      <text:p text:style-name="P1">Efter många timmar den här veckan så kände jag mig klar med SHAPE. </text:p>
      <text:p text:style-name="P1">Tog faktiskt en paus denna dag efter att ha provat programmet några gånger.</text:p>
      <text:p text:style-name="P1"/>
      <text:p text:style-name="P1"><text:span text:style-name="T1">14</text:span>/1</text:p>
      <text:p text:style-name="P1">Denna dag började jag med CALCULATOR.</text:p>
      <text:p text:style-name="P1">Copy pastade det jag behövde från SHAPES sen så började jag skapa klasserna, DBset och alla properties denna del skulle ha.</text:p>
      <text:p text:style-name="P1"><text:span text:style-name="T1">Jag bestämde mig för att inte göra en mapp med olika klasser för uträkningarna. Skapade bara en klass där man får välja och räkna ut alla metoder.</text:span> </text:p>
      <text:p text:style-name="P1"/>
      <text:p text:style-name="P2">15/1</text:p>
      <text:p text:style-name="P2">Idag var det mycket test eftersom jag kände att den här delen var klar! All CRUD var klar och</text:p>
      <text:p text:style-name="P2">det mesta verkade funka. Sen så gjorde jag små ändringar lite här o där. Kopplade även huvudmenyn till min CALCULATOR.</text:p>
      <text:p text:style-name="P2"/>
      <text:p text:style-name="P2">16/1</text:p>
      <text:p text:style-name="P2">Idag var det dags för sista delen själva GAME.</text:p>
      <text:p text:style-name="P2">Den var jätte lätt att skapa. Ingen CRUD på denna och ingen meny heller. Gjorde det på ett sätt men hade lite svårt med felhanteringen så jag ändrade hela klassen!</text:p>
      <text:p text:style-name="P2"/>
      <text:p text:style-name="P2">17/1</text:p>
      <text:p text:style-name="P2">Idag var all fokus på felhanteringar överallt i programmet. Lyckades lösa GAMEhanteringen så jag ändrade tillbaka hela klassen till hur jag hade det i början!</text:p>
      <text:p text:style-name="P2">Eftersom programmet var väldigt stort så dubbelkollade jag och körde programet flera gånger, för att se så databasen stämde och att allt skulle funka som det ska!</text:p>
      <text:p text:style-name="P2"/>
      <text:p text:style-name="P2"/>
      <text:p text:style-name="P2"/>
      <text:p text:style-name="P2"><text:soft-page-break/>18/1</text:p>
      <text:p text:style-name="P2">Gjorde MASSA ändringar eftersom jag hittade småfel överallt. Men det som är bra att jag visste exakt var felet var. Ibland var det properties ibland var det fel kopplingar osv.</text:p>
      <text:p text:style-name="P2">Försökte mig på AVARAGE till spelet men jag lyckades inte. </text:p>
      <text:p text:style-name="P2">Vid det här laget är programmet färdigt för presentation.</text:p>
      <text:p text:style-name="P2"/>
      <text:p text:style-name="P2">19/1</text:p>
      <text:p text:style-name="P2">Sista dagen <text:span text:style-name="T3">så</text:span> hitta<text:span text:style-name="T3">de jag</text:span> fler fel. I detta fallet så löste jag det snabbt. <text:span text:style-name="T2">Gjorde ä</text:span>ndr<text:span text:style-name="T2">ingar i</text:span> min initializer <text:span text:style-name="T3">men lyckades inte fixa ”avarage score” till mitt game. Försökte att dela antal plays med wins, och den visade ingen bra output. Det gick inte bra så jag kommenterade bort det.</text:span></text:p>
      <text:p text:style-name="P2"/>
      <text:p text:style-name="P3"><text:span text:style-name="T3">NU ÄR PROJEKTET </text:span>K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9T15:18:50.052000000</meta:creation-date>
    <dc:date>2023-01-19T21:31:48.034000000</dc:date>
    <meta:editing-duration>PT5M12S</meta:editing-duration>
    <meta:editing-cycles>3</meta:editing-cycles>
    <meta:generator>Neat_Office/6.2.8.2$Windows_x86 LibreOffice_project/</meta:generator>
    <meta:document-statistic meta:table-count="0" meta:image-count="0" meta:object-count="0" meta:page-count="2" meta:paragraph-count="35" meta:word-count="501" meta:character-count="2794" meta:non-whitespace-character-count="2318"/>
  </office:meta>
</office:document-meta>
</file>